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030B069A662.jpg" manifest:media-type="image/jpeg"/>
  <manifest:file-entry manifest:full-path="Pictures/100002010000001A00000017556110A0.png" manifest:media-type="image/png"/>
  <manifest:file-entry manifest:full-path="Pictures/100002010000001B000000151CC72D08.png" manifest:media-type="image/png"/>
  <manifest:file-entry manifest:full-path="Pictures/100002010000001900000019BBE0014F.png" manifest:media-type="image/png"/>
  <manifest:file-entry manifest:full-path="Pictures/100000000000001C00000020E01DA237.gif" manifest:media-type="image/gif"/>
  <manifest:file-entry manifest:full-path="Pictures/1000020100000010000000101C75D92D.png" manifest:media-type="image/png"/>
  <manifest:file-entry manifest:full-path="Pictures/10000200000000120000001256ED240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fo:font-size="12pt" officeooo:paragraph-rsid="00017c5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fo:font-size="12pt" officeooo:paragraph-rsid="0002c88e" style:font-size-asian="12pt" style:font-size-complex="12pt"/>
    </style:style>
    <style:style style:name="P4" style:family="paragraph" style:parent-style-name="Standard">
      <style:paragraph-properties style:line-height-at-least="0.882cm" fo:text-align="justify" style:justify-single-word="false"/>
      <style:text-properties fo:color="#000000" fo:font-size="12pt" officeooo:paragraph-rsid="00017c55" style:font-size-asian="12pt" style:font-size-complex="12pt"/>
    </style:style>
    <style:style style:name="P5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2pt" fo:font-weight="normal" officeooo:paragraph-rsid="0002c88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2pt" fo:font-weight="normal" officeooo:rsid="0002c88e" officeooo:paragraph-rsid="0002c88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fo:font-size="12pt" fo:font-style="italic" fo:font-weight="bold" officeooo:rsid="0002ebb1" officeooo:paragraph-rsid="0001dade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fo:font-size="11pt" officeooo:paragraph-rsid="00017c55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4pt" fo:font-weight="bold" officeooo:paragraph-rsid="0002c88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fo:font-size="14pt" fo:font-weight="bold" officeooo:rsid="0002c88e" officeooo:paragraph-rsid="0002c88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3300" fo:font-size="12pt" style:font-size-asian="12pt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fo:font-size="12pt" style:font-size-asian="12pt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fo:font-size="12pt" officeooo:paragraph-rsid="0002c88e" style:font-size-asian="12pt" style:font-size-complex="12pt"/>
    </style:style>
    <style:style style:name="P22" style:family="paragraph" style:parent-style-name="Standard" style:list-style-name="L4">
      <style:paragraph-properties fo:text-align="justify" style:justify-single-word="false"/>
      <style:text-properties fo:color="#000000" fo:font-size="12pt" style:font-size-asian="12pt" style:font-size-complex="12pt"/>
    </style:style>
    <style:style style:name="P23" style:family="paragraph" style:parent-style-name="Standard" style:list-style-name="L1">
      <style:paragraph-properties fo:text-align="justify" style:justify-single-word="false"/>
      <style:text-properties fo:color="#000000" fo:font-size="12pt" fo:font-weight="normal" officeooo:rsid="0002c88e" officeooo:paragraph-rsid="0002c88e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color="#000000" fo:font-size="12pt" fo:font-weight="normal" officeooo:paragraph-rsid="0002c88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line-height="115%" fo:text-align="justify" style:justify-single-word="false"/>
      <style:text-properties fo:color="#000000" fo:font-size="12pt" fo:font-weight="normal" officeooo:paragraph-rsid="0004717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3">
      <style:paragraph-properties fo:line-height="115%"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6ff" fo:font-size="26pt" style:font-size-asian="26pt" style:font-size-complex="26pt"/>
    </style:style>
    <style:style style:name="T4" style:family="text">
      <style:text-properties fo:color="#0066ff"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5e633" style:font-size-asian="11pt" style:font-size-complex="11pt"/>
    </style:style>
    <style:style style:name="T10" style:family="text">
      <style:text-properties fo:font-size="11pt" style:font-size-asian="9.60000038146973pt" style:font-size-complex="1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17c55" style:font-size-asian="12pt" style:font-size-complex="12pt"/>
    </style:style>
    <style:style style:name="T13" style:family="text">
      <style:text-properties fo:color="#000000"/>
    </style:style>
    <style:style style:name="T14" style:family="text">
      <style:text-properties officeooo:rsid="00017c55"/>
    </style:style>
    <style:style style:name="T15" style:family="text">
      <style:text-properties officeooo:rsid="00018c4c"/>
    </style:style>
    <style:style style:name="T16" style:family="text">
      <style:text-properties officeooo:rsid="0001dade"/>
    </style:style>
    <style:style style:name="T17" style:family="text">
      <style:text-properties officeooo:rsid="00047174"/>
    </style:style>
    <style:style style:name="T18" style:family="text">
      <style:text-properties officeooo:rsid="0005e6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254cm" fo:height="0.254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9" text:anchor-type="paragraph" svg:x="10.19cm" svg:y="0.356cm" svg:width="0.661cm" svg:height="0.661cm" draw:z-index="6"><draw:image xlink:href="Pictures/100002010000001900000019BBE0014F.png" xlink:type="simple" xlink:show="embed" xlink:actuate="onLoad"/></draw:frame><text:span text:style-name="T3"><text:tab/> <text:s text:c="2"/></text:span><text:span text:style-name="T4">Shashank Gurudu </text:span><text:span text:style-name="T3"><text:tab/><text:tab/><text:tab/></text:span><text:span text:style-name="T10">+919700678403</text:span><text:span text:style-name="T4"><text:tab/></text:span></text:p>
      <text:p text:style-name="P4"><draw:frame draw:style-name="fr1" draw:name="Image10" text:anchor-type="paragraph" svg:x="10.179cm" svg:y="0.448cm" svg:width="0.714cm" svg:height="0.556cm" draw:z-index="7"><draw:image xlink:href="Pictures/100002010000001B000000151CC72D08.png" xlink:type="simple" xlink:show="embed" xlink:actuate="onLoad"/></draw:frame><text:span text:style-name="T3"><text:tab/> <text:s text:c="2"/><text:tab/></text:span><text:span text:style-name="T9">H.No. 9-1-3/1 Prashanth nagar</text:span><text:span text:style-name="T8">,<text:tab/><text:tab/></text:span><text:a xlink:type="simple" xlink:href="mailto:shashank233@gmail.com" text:style-name="Internet_20_link" text:visited-style-name="Visited_20_Internet_20_Link">shashank.</text:a><text:a xlink:type="simple" xlink:href="mailto:shashank233@gmail.com" text:style-name="Internet_20_link" text:visited-style-name="Visited_20_Internet_20_Link"><text:span text:style-name="T14">gurudu</text:span></text:a><text:a xlink:type="simple" xlink:href="mailto:shashank233@gmail.com" text:style-name="Internet_20_link" text:visited-style-name="Visited_20_Internet_20_Link">@gmail.co</text:a><text:a xlink:type="simple" xlink:href="mailto:shashank233@gmail.com" text:style-name="Internet_20_link" text:visited-style-name="Visited_20_Internet_20_Link">m</text:a> <text:tab/></text:p>
      <text:p text:style-name="P13"><draw:frame draw:style-name="fr1" draw:name="Image8" text:anchor-type="paragraph" svg:x="10.178cm" svg:y="0.347cm" svg:width="0.688cm" svg:height="0.609cm" draw:z-index="5"><draw:image xlink:href="Pictures/100002010000001A00000017556110A0.png" xlink:type="simple" xlink:show="embed" xlink:actuate="onLoad"/></draw:frame> <text:s text:c="20"/></text:p>
      <text:p text:style-name="P13"><text:tab/> <text:s text:c="5"/><text:span text:style-name="T18">Langar House. Hyderabad, 500008.</text:span><text:tab/><text:tab/><text:span text:style-name="T11"><text:tab/> <text:s text:c="12"/><text:tab/>in.linkedin.com/in/shashankgurudu</text:span></text:p>
      <text:p text:style-name="P1"><text:tab/><text:tab/><text:tab/><text:tab/><text:tab/><text:tab/><text:tab/><text:tab/></text:p>
      <text:p text:style-name="P12"><draw:frame draw:style-name="fr1" draw:name="Image11" text:anchor-type="paragraph" svg:x="10.197cm" svg:y="0cm" svg:width="0.612cm" svg:height="0.612cm" draw:z-index="8"><draw:image xlink:href="Pictures/1000020100000010000000101C75D92D.png" xlink:type="simple" xlink:show="embed" xlink:actuate="onLoad"/></draw:frame><text:span text:style-name="T11"><text:tab/><text:tab/><text:tab/><text:tab/><text:tab/><text:tab/><text:tab/><text:tab/><text:tab/></text:span><text:span text:style-name="T12">www.gurudu.me</text:span></text:p>
      <text:p text:style-name="P1"/>
      <text:p text:style-name="P15"><draw:frame draw:style-name="fr1" draw:name="Image4" text:anchor-type="paragraph" svg:x="-0.018cm" svg:y="0.146cm" svg:width="17.59cm" svg:height="0.222cm" draw:z-index="1"><draw:image xlink:href="Pictures/100000000000032000000030B069A662.jpg" xlink:type="simple" xlink:show="embed" xlink:actuate="onLoad"/></draw:frame>Objective</text:p>
      <text:p text:style-name="P18"/>
      <text:p text:style-name="P1"><text:tab/>To <text:span text:style-name="T15">be part of </text:span>an organization that encourages continuous learning and creativity while contributing my own knowledge and experiences to the organization.</text:p>
      <text:p text:style-name="P1"/>
      <text:p text:style-name="P15"><draw:frame draw:style-name="fr1" draw:name="Image2" text:anchor-type="paragraph" svg:x="0.051cm" svg:y="0.298cm" svg:width="17.59cm" svg:height="0.222cm" draw:z-index="0"><draw:image xlink:href="Pictures/100000000000032000000030B069A662.jpg" xlink:type="simple" xlink:show="embed" xlink:actuate="onLoad"/></draw:frame>Education</text:p>
      <text:p text:style-name="P1"/>
      <text:p text:style-name="P12">Bachelor of Engineering (B.E.) <text:tab/><text:tab/>Chaitanya Bharathi Institute of Technology <text:s text:c="4"/>2012 - present</text:p>
      <text:p text:style-name="P12">(Computer Science and Engineering)<text:tab/>Hyderabad, Telangana<text:tab/><text:tab/><text:tab/> <text:s text:c="9"/><text:span text:style-name="T1">77.02%</text:span></text:p>
      <text:p text:style-name="P12"/>
      <text:p text:style-name="P12">Intermediate (M.P.C.) <text:tab/><text:tab/><text:tab/>NRI junior college <text:s text:c="4"/><text:tab/><text:tab/><text:tab/> <text:s text:c="9"/>2010 - 2012</text:p>
      <text:p text:style-name="P12"><text:span text:style-name="T1"><text:tab/><text:tab/><text:tab/><text:tab/><text:tab/></text:span><text:span text:style-name="T2">Hyderabad, Telangana</text:span><text:span text:style-name="T1"><text:tab/><text:tab/> <text:s text:c="9"/><text:tab/> <text:s text:c="9"/>97.90%</text:span></text:p>
      <text:p text:style-name="P14"/>
      <text:p text:style-name="P12">S.S.C <text:tab/><text:tab/><text:tab/><text:tab/><text:tab/>Gowtham Model School<text:tab/><text:tab/> <text:s text:c="9"/>2009-2010</text:p>
      <text:p text:style-name="P12"><text:tab/><text:tab/><text:tab/><text:tab/><text:tab/>Nizamabad<text:tab/><text:tab/><text:tab/><text:tab/> <text:s text:c="9"/><text:span text:style-name="T1">92.00%</text:span></text:p>
      <text:p text:style-name="P15"><draw:frame draw:style-name="fr1" draw:name="Image1" text:anchor-type="paragraph" svg:x="-0.018cm" svg:y="0.707cm" svg:width="17.59cm" svg:height="0.222cm" draw:z-index="2"><draw:image xlink:href="Pictures/100000000000032000000030B069A662.jpg" xlink:type="simple" xlink:show="embed" xlink:actuate="onLoad"/></draw:frame></text:p>
      <text:p text:style-name="P15">Skill <text:span text:style-name="T16">S</text:span>et</text:p>
      <text:p text:style-name="P15"/>
      <text:p text:style-name="P10"><text:span text:style-name="T7">Programming Languages </text:span><text:tab/><text:tab/><text:span text:style-name="T6">C, C++, Java and Python</text:span> </text:p>
      <text:p text:style-name="P10"><text:span text:style-name="T7">Web Technologies</text:span><text:tab/><text:tab/><text:tab/><text:span text:style-name="T2">HTML,PHP,JavaScript and Basics of CSS</text:span></text:p>
      <text:p text:style-name="P1"><text:span text:style-name="T5">Packages </text:span><text:tab/><text:tab/><text:tab/><text:tab/>Microsoft Office and image manipulation softwares</text:p>
      <text:p text:style-name="P10"><text:span text:style-name="T7">Operating systems</text:span><text:tab/><text:tab/><text:tab/><text:span text:style-name="T6">GNU/Linux,Windows</text:span></text:p>
      <text:p text:style-name="P11"><text:span text:style-name="T7">Development <text:s/>Tools <text:tab/></text:span><text:span text:style-name="T6"><text:tab/><text:tab/>Eclipse, Android Studio</text:span></text:p>
      <text:p text:style-name="P10"/>
      <text:list xml:id="list7763766932868777573" text:style-name="L1">
        <text:list-item>
          <text:p text:style-name="P20">Knows the Git version control system and comfortable in using Github for any project.</text:p>
        </text:list-item>
        <text:list-item>
          <text:p text:style-name="P20">Comfortable with Command Line Interface in Linux and can deal with basic server stuff.</text:p>
        </text:list-item>
        <text:list-item>
          <text:p text:style-name="P20">Manages a team for an effective output.</text:p>
        </text:list-item>
        <text:list-item>
          <text:p text:style-name="P20">Capable of organizing events.</text:p>
        </text:list-item>
        <text:list-item>
          <text:p text:style-name="P20">Good typing speed to make documents quicker.</text:p>
        </text:list-item>
      </text:list>
      <text:p text:style-name="P3"/>
      <text:p text:style-name="P17"><draw:frame draw:style-name="fr1" draw:name="Image6" text:anchor-type="paragraph" svg:x="0.067cm" svg:y="0.453cm" svg:width="17.59cm" svg:height="0.222cm" draw:z-index="3"><draw:image xlink:href="Pictures/100000000000032000000030B069A662.jpg" xlink:type="simple" xlink:show="embed" xlink:actuate="onLoad"/></draw:frame>Internship</text:p>
      <text:list xml:id="list212623877078818" text:continue-numbering="true" text:style-name="L1">
        <text:list-header>
          <text:p text:style-name="P21"/>
        </text:list-header>
        <text:list-item>
          <text:p text:style-name="P23">Working as an Intern in <text:span text:style-name="T1">Riktam Technologies</text:span> on an Android Application.</text:p>
        </text:list-item>
      </text:list>
      <text:p text:style-name="P9"/>
      <text:p text:style-name="P9"/>
      <text:p text:style-name="P9"><text:soft-page-break/></text:p>
      <text:p text:style-name="P6"><draw:frame draw:style-name="fr1" draw:name="Image12" text:anchor-type="paragraph" svg:x="0.067cm" svg:y="0.453cm" svg:width="17.59cm" svg:height="0.222cm" draw:z-index="10"><draw:image xlink:href="Pictures/100000000000032000000030B069A662.jpg" xlink:type="simple" xlink:show="embed" xlink:actuate="onLoad"/></draw:frame>College Projects and Achievements</text:p>
      <text:p text:style-name="P6"/>
      <text:list xml:id="list992484014779521539" text:style-name="L2">
        <text:list-item>
          <text:p text:style-name="P30">Mini Projects</text:p>
          <text:p text:style-name="P30"/>
          <text:p text:style-name="P30">Live Video Streaming</text:p>
          <text:list>
            <text:list-item>
              <text:p text:style-name="P24">A java application which transfers live video from the webcam to another computer in a</text:p>
              <text:p text:style-name="P24">network.</text:p>
              <text:p text:style-name="P24"/>
            </text:list-item>
          </text:list>
        </text:list-item>
      </text:list>
      <text:p text:style-name="P7"><text:tab/><text:span text:style-name="T1">College Petitions Portal</text:span></text:p>
      <text:list xml:id="list212622377317295" text:continue-numbering="true" text:style-name="L2">
        <text:list-item>
          <text:list>
            <text:list-item>
              <text:p text:style-name="P24">A php based project which helps to change the organization where students and staff in the</text:p>
              <text:p text:style-name="P24">college can make petitions. Members with like mind or who agree with the petition can</text:p>
              <text:p text:style-name="P24">support it by signing the petition.</text:p>
            </text:list-item>
          </text:list>
        </text:list-item>
      </text:list>
      <text:p text:style-name="P7"/>
      <text:list xml:id="list212622901283742" text:continue-numbering="true" text:style-name="L2">
        <text:list-item>
          <text:p text:style-name="P30">Learning management system</text:p>
          <text:list>
            <text:list-item>
              <text:p text:style-name="P24">An online learning system where teachers can upload course materials and test papers </text:p>
              <text:p text:style-name="P24">and students can actively participate in studies to get better results.</text:p>
            </text:list-item>
            <text:list-item>
              <text:p text:style-name="P24">It was also used in teachers training camp held in cbit.</text:p>
            </text:list-item>
          </text:list>
        </text:list-item>
      </text:list>
      <text:p text:style-name="P5"><draw:frame draw:style-name="fr1" draw:name="Image7" text:anchor-type="paragraph" svg:x="-0.018cm" svg:y="0.707cm" svg:width="17.59cm" svg:height="0.222cm" draw:z-index="4"><draw:image xlink:href="Pictures/100000000000032000000030B069A662.jpg" xlink:type="simple" xlink:show="embed" xlink:actuate="onLoad"/></draw:frame></text:p>
      <text:p text:style-name="P3"/>
      <text:p text:style-name="P16">Qualifications</text:p>
      <text:p text:style-name="P16"/>
      <text:list xml:id="list212623006262990" text:continue-list="list212623877078818" text:style-name="L1">
        <text:list-item>
          <text:p text:style-name="P21">Adapts to latest technologies and use them with ease. <text:s/></text:p>
        </text:list-item>
        <text:list-item>
          <text:p text:style-name="P21">Instant problem solving skills</text:p>
        </text:list-item>
        <text:list-item>
          <text:p text:style-name="P21">Solution oriented</text:p>
        </text:list-item>
        <text:list-item>
          <text:p text:style-name="P21"><text:span text:style-name="T16">Good</text:span> Communication Skills</text:p>
        </text:list-item>
        <text:list-item>
          <text:p text:style-name="P21">Programming <text:span text:style-name="T16">and design </text:span>skills</text:p>
        </text:list-item>
        <text:list-item>
          <text:p text:style-name="P25">Can present a product effectively</text:p>
        </text:list-item>
      </text:list>
      <text:p text:style-name="P8"><draw:frame draw:style-name="fr1" draw:name="Image3" text:anchor-type="paragraph" svg:x="-0.018cm" svg:y="0.707cm" svg:width="17.59cm" svg:height="0.222cm" draw:z-index="9"><draw:image xlink:href="Pictures/100000000000032000000030B069A662.jpg" xlink:type="simple" xlink:show="embed" xlink:actuate="onLoad"/></draw:frame></text:p>
      <text:p text:style-name="P6">Co-circular activities</text:p>
      <text:p text:style-name="P6"/>
      <text:list xml:id="list7668109770213441747" text:style-name="L3">
        <text:list-item>
          <text:p text:style-name="P31"><text:span text:style-name="T2">Started a glug named </text:span>“Open Minds” <text:span text:style-name="T2">class mates and made street view of college where people can view whole college virtually.</text:span></text:p>
        </text:list-item>
        <text:list-item>
          <text:p text:style-name="P28">Organized a <text:span text:style-name="T1">Wiki-Edit-a-thon</text:span> event in <text:span text:style-name="T17">our </text:span>college</text:p>
        </text:list-item>
        <text:list-item>
          <text:p text:style-name="P28">Student Volunteer for Swecha supporting free software movement.</text:p>
        </text:list-item>
        <text:list-item>
          <text:p text:style-name="P28">Organized a Workshop for CBIT Lecturers to up skill their Linux Concepts</text:p>
        </text:list-item>
        <text:list-item>
          <text:p text:style-name="P31"><text:span text:style-name="T2">Was a volunteer of </text:span>“C Star”, <text:span text:style-name="T2">a 'C' coding contest as a part of </text:span>“HEADSTART 2014”.</text:p>
        </text:list-item>
        <text:list-item>
          <text:p text:style-name="P27">Was a key organizer of “KodeCrypt”, a national level programming contest which has a record</text:p>
          <text:p text:style-name="P27">number of registrations.</text:p>
        </text:list-item>
        <text:list-item>
          <text:p text:style-name="P27">Started a <text:span text:style-name="T1">blog </text:span>which aims to deliver valuable information to engineering students. </text:p>
        </text:list-item>
      </text:list>
      <text:p text:style-name="P26"><text:tab/> (<text:a xlink:type="simple" xlink:href="http://www.tutorials4engineers.blogspot.in/" text:style-name="Internet_20_link" text:visited-style-name="Visited_20_Internet_20_Link">www.tutorials4engineers.blogspot.in</text:a>)</text:p>
      <text:list xml:id="list212622522518034" text:continue-numbering="true" text:style-name="L3">
        <text:list-header>
          <text:p text:style-name="P27"/>
        </text:list-header>
      </text:list>
      <text:p text:style-name="P7"><text:tab/></text:p>
      <text:p text:style-name="P6"/>
      <text:p text:style-name="P6"><text:soft-page-break/></text:p>
      <text:p text:style-name="P6"><draw:frame draw:style-name="fr1" draw:name="Image5" text:anchor-type="paragraph" svg:x="0.088cm" svg:y="0.125cm" svg:width="17.59cm" svg:height="0.222cm" draw:z-index="11"><draw:image xlink:href="Pictures/100000000000032000000030B069A662.jpg" xlink:type="simple" xlink:show="embed" xlink:actuate="onLoad"/></draw:frame>Areas of interests</text:p>
      <text:p text:style-name="P1"/>
      <text:list xml:id="list1696395162286966245" text:style-name="L4">
        <text:list-item>
          <text:p text:style-name="P22">Writes review on latest technologies </text:p>
        </text:list-item>
        <text:list-item>
          <text:p text:style-name="P22">Blogging </text:p>
        </text:list-item>
        <text:list-item>
          <text:p text:style-name="P22">Participates in technical seminars</text:p>
        </text:list-item>
        <text:list-item>
          <text:p text:style-name="P22">Human relationships</text:p>
          <text:p text:style-name="P22"/>
        </text:list-item>
      </text:list>
      <text:p text:style-name="P19"><text:tab/><text:span text:style-name="T13">I here by declare that all the above information is true to the best of my knowledge.</text:span></text:p>
      <text:p text:style-name="P1"/>
      <text:p text:style-name="P1">Date: <text:span text:style-name="T16">07</text:span>.0<text:span text:style-name="T16">7</text:span>.2015</text:p>
      <text:p text:style-name="P1">Place :Hyderabad<text:tab/><text:tab/><text:tab/><text:tab/><text:tab/><text:tab/><text:tab/><text:tab/><text:tab/>Shashank Guru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</meta:initial-creator>
    <meta:creation-date>2014-07-22T21:47:01.193261081</meta:creation-date>
    <dc:date>2015-07-06T21:26:22.211506483</dc:date>
    <meta:editing-duration>PT1H38M59S</meta:editing-duration>
    <meta:editing-cycles>22</meta:editing-cycles>
    <meta:generator>LibreOffice/4.4.2.2$Linux_X86_64 LibreOffice_project/40m0$Build-2</meta:generator>
    <meta:document-statistic meta:table-count="0" meta:image-count="12" meta:object-count="0" meta:page-count="3" meta:paragraph-count="72" meta:word-count="470" meta:character-count="3196" meta:non-whitespace-character-count="2619"/>
  </office:meta>
</office:document-meta>
</file>